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%10.5f' % simulated_unit.get(hw.default_code if simulated_unit.get(hw.default_code if hw else element.default_code)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13:58.291296996</dc:date>
    <meta:editing-duration>P7DT20H35M</meta:editing-duration>
    <meta:editing-cycles>867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51" meta:character-count="2143" meta:non-whitespace-character-count="1942"/>
    <meta:user-defined meta:name="Info 1"/>
    <meta:user-defined meta:name="Info 2"/>
    <meta:user-defined meta:name="Info 3"/>
    <meta:user-defined meta:name="Info 4"/>
  </office:meta>
</office:document-meta>
</file>